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hase.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Chase.OnOpe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4.15mm"/>
    </style:style>
    <style:style style:name="ro1" style:family="table-row">
      <style:table-row-properties style:row-height="12.17mm" fo:break-before="auto" style:use-optimal-row-height="false"/>
    </style:style>
    <style:style style:name="ro2" style:family="table-row">
      <style:table-row-properties style:row-height="8.73mm" fo:break-before="auto" style:use-optimal-row-height="false"/>
    </style:style>
    <style:style style:name="ro3" style:family="table-row">
      <style:table-row-properties style:row-height="13.49mm" fo:break-before="auto" style:use-optimal-row-height="false"/>
    </style:style>
    <style:style style:name="ro4" style:family="table-row">
      <style:table-row-properties style:row-height="10.8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table-cell-properties style:cell-protect="protected" style:print-content="true" style:text-align-source="fix" style:repeat-content="false" fo:background-color="transparent" style:vertical-align="top"/>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text-properties fo:font-size="36pt" style:font-size-asian="36pt" style:font-size-complex="36pt"/>
    </style:style>
    <style:style style:name="ce4" style:family="table-cell" style:parent-style-name="Default">
      <style:table-cell-properties style:cell-protect="protected" style:print-content="true"/>
    </style:style>
    <style:style style:name="ce6" style:family="table-cell" style:parent-style-name="Default">
      <style:table-cell-properties style:cell-protect="protected" style:print-content="true"/>
      <style:text-properties fo:font-size="36pt" style:font-size-asian="36pt" style:font-size-complex="36pt"/>
    </style:style>
    <style:style style:name="ce10" style:family="table-cell" style:parent-style-name="ChaseCells_5f_Chasers" style:data-style-name="N100">
      <style:table-cell-properties style:cell-protect="protected" style:print-content="true" style:text-align-source="fix" style:repeat-content="false" style:vertical-align="middle"/>
      <style:paragraph-properties fo:text-align="center" fo:margin-left="0mm"/>
      <style:text-properties fo:font-size="36pt" style:font-size-asian="36pt" style:font-size-complex="36pt"/>
      <style:map style:condition="cell-content()=&quot;X&quot;" style:apply-style-name="ChaseCells_5f_Blocks" style:base-cell-address="Chase.B3"/>
      <style:map style:condition="cell-content()=&quot;O&quot;" style:apply-style-name="ChaseCells_5f_Chasers" style:base-cell-address="Chase.B3"/>
      <style:map style:condition="cell-content()=&quot;P&quot;" style:apply-style-name="ChaseCells_5f_Player" style:base-cell-address="Chase.B3"/>
      <style:map style:condition="cell-content()=&quot;&quot;" style:apply-style-name="ChaseCells_5f_Free" style:base-cell-address="Chase.B3"/>
    </style:style>
    <style:style style:name="ce9" style:family="table-cell" style:parent-style-name="ChaseCells_5f_Chasers">
      <style:table-cell-properties style:cell-protect="protected" style:print-content="true" style:text-align-source="fix" style:repeat-content="false" style:vertical-align="middle"/>
      <style:paragraph-properties fo:text-align="center" fo:margin-left="0mm"/>
      <style:text-properties fo:font-size="36pt" style:font-size-asian="36pt" style:font-size-complex="36pt"/>
      <style:map style:condition="cell-content()=&quot;X&quot;" style:apply-style-name="ChaseCells_5f_Blocks" style:base-cell-address="Chase.B3"/>
      <style:map style:condition="cell-content()=&quot;O&quot;" style:apply-style-name="ChaseCells_5f_Chasers" style:base-cell-address="Chase.B3"/>
      <style:map style:condition="cell-content()=&quot;P&quot;" style:apply-style-name="ChaseCells_5f_Player" style:base-cell-address="Chase.B3"/>
      <style:map style:condition="cell-content()=&quot;&quot;" style:apply-style-name="ChaseCells_5f_Free" style:base-cell-address="Chase.B3"/>
    </style:style>
    <style:style style:name="ce11" style:family="table-cell" style:parent-style-name="Default" style:data-style-name="N100">
      <style:table-cell-properties style:cell-protect="protected" style:print-content="true"/>
    </style:style>
    <style:style style:name="ce15" style:family="table-cell" style:parent-style-name="Default">
      <style:table-cell-properties style:cell-protect="protected" style:print-content="true" style:text-align-source="fix" style:repeat-content="false" style:vertical-align="middle"/>
      <style:paragraph-properties fo:text-align="center" fo:margin-left="0mm"/>
      <style:text-properties fo:font-size="36pt" style:font-size-asian="36pt" style:font-size-complex="36pt"/>
      <style:map style:condition="cell-content()=&quot;P&quot;" style:apply-style-name="ChaseCells_5f_Player" style:base-cell-address="Chase.Q3"/>
      <style:map style:condition="cell-content()=&quot;&quot;" style:apply-style-name="Default" style:base-cell-address="Chase.Q3"/>
    </style:style>
    <style:style style:name="ce16" style:family="table-cell" style:parent-style-name="Default" style:data-style-name="N100">
      <style:table-cell-properties style:cell-protect="protected" style:print-content="true" style:text-align-source="fix" style:repeat-content="false" style:vertical-align="middle"/>
      <style:paragraph-properties fo:text-align="center" fo:margin-left="0mm"/>
      <style:text-properties fo:font-size="36pt" style:font-size-asian="36pt" style:font-size-complex="36pt"/>
      <style:map style:condition="cell-content()=&quot;P&quot;" style:apply-style-name="ChaseCells_5f_Player" style:base-cell-address="Chase.Q3"/>
      <style:map style:condition="cell-content()=&quot;&quot;" style:apply-style-name="Default" style:base-cell-address="Chase.Q3"/>
    </style:style>
    <style:style style:name="ce19" style:family="table-cell" style:parent-style-name="Default">
      <style:table-cell-properties style:text-align-source="fix" style:repeat-content="false" style:vertical-align="middle"/>
      <style:paragraph-properties fo:text-align="center" fo:margin-left="0mm"/>
      <style:text-properties fo:color="#ce181e" fo:font-size="18pt" style:font-size-asian="18pt" style:font-size-complex="18pt"/>
    </style:style>
    <style:style style:name="ce13" style:family="table-cell" style:parent-style-name="Default">
      <style:table-cell-properties style:text-align-source="fix" style:repeat-content="false" style:vertical-align="middle"/>
      <style:paragraph-properties fo:text-align="center" fo:margin-left="0mm"/>
      <style:text-properties fo:font-size="48pt" style:font-size-asian="48pt" style:font-size-complex="48pt"/>
    </style:style>
    <style:style style:name="T1" style:family="text">
      <style:text-properties fo:color="#ff3333" fo:font-size="13pt" style:font-size-asian="13pt" style:font-size-complex="13pt"/>
    </style:style>
    <style:style style:name="T2" style:family="text">
      <style:text-properties fo:color="#ff3333" style:font-name="Liberation Sans" fo:font-size="20pt" fo:font-weight="bold" fo:text-shadow="1pt 1pt" style:font-name-asian="Liberation Sans" style:font-name-complex="Liberation Sans" style:font-size-asian="20pt" style:font-size-complex="20pt" style:font-weight-asian="bold" style:font-weight-complex="bold"/>
    </style:style>
  </office:automatic-styles>
  <office:body>
    <office:spreadsheet>
      <table:calculation-settings table:automatic-find-labels="false" table:use-regular-expressions="false" table:use-wildcards="true"/>
      <table:table table:name="Chase" table:style-name="ta1" table:protected="true">
        <loext:table-protection/>
        <officeooo:event-listeners>
          <script:event-listener script:language="ooo:script" script:event-name="office:dblclick" xlink:href="vnd.sun.star.script:Standard.Chase.movePlayer?language=Basic&amp;location=document" xlink:type="simple"/>
        </officeooo:event-listeners>
        <table:table-column table:style-name="co1" table:number-columns-repeated="1024" table:default-cell-style-name="ce4"/>
        <table:table-row table:style-name="ro1">
          <table:table-cell table:style-name="ChaseCells_5f_Player" office:value-type="string" calcext:value-type="string" table:number-columns-spanned="17" table:number-rows-spanned="1">
            <text:p>Chase</text:p>
          </table:table-cell>
          <table:covered-table-cell table:number-columns-repeated="16"/>
          <table:table-cell table:number-columns-repeated="1007"/>
        </table:table-row>
        <table:table-row table:style-name="ro1">
          <table:table-cell table:style-name="ce5" office:value-type="string" calcext:value-type="string">
            <text:p><text:span text:style-name="T1">Start here</text:span></text:p>
            <text:p><text:span text:style-name="T2">↓</text:span></text:p>
          </table:table-cell>
          <table:table-cell table:number-columns-repeated="4"/>
          <table:table-cell table:style-name="ce11"/>
          <table:table-cell table:number-columns-repeated="5"/>
          <table:table-cell table:style-name="ce11" table:number-columns-repeated="3"/>
          <table:table-cell table:number-columns-repeated="2"/>
          <table:table-cell table:style-name="ce5" office:value-type="string" calcext:value-type="string">
            <text:p><text:span text:style-name="T1">Safe Zone</text:span></text:p>
            <text:p><text:span text:style-name="T2">↓</text:span></text:p>
          </table:table-cell>
          <table:table-cell table:number-columns-repeated="1007"/>
        </table:table-row>
        <table:table-row table:style-name="ro1">
          <table:table-cell table:style-name="ce3"/>
          <table:table-cell table:style-name="ce10" table:formula="of:=IF( RAND() &lt; 0.2; IF(RAND() &lt; 0.05; &quot;0&quot;; &quot;X&quot;);&quot;&quot;)">
            <text:p/>
          </table:table-cell>
          <table:table-cell table:style-name="ce10"/>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9" table:formula="of:=IF( RAND() &lt; 0.2; IF(RAND() &lt; 0.05; &quot;0&quot;; &quot;X&quot;);&quot;&quot;)">
            <text:p/>
          </table:table-cell>
          <table:table-cell table:style-name="ce15"/>
          <table:table-cell table:number-columns-repeated="1007"/>
        </table:table-row>
        <table:table-row table:style-name="ro1">
          <table:table-cell table:style-name="ce3"/>
          <table:table-cell table:style-name="ce10" office:value-type="string" calcext:value-type="string">
            <text:p>$</text:p>
          </table:table-cell>
          <table:table-cell table:style-name="ce10" table:formula="of:=IF( RAND() &lt; 0.2; IF(RAND() &lt; 0.05; &quot;0&quot;; &quot;X&quot;);&quot;&quot;)" office:value-type="string" office:string-value="X" calcext:value-type="string">
            <text:p>X</text:p>
          </table:table-cell>
          <table:table-cell table:style-name="ce10" table:number-columns-repeated="2"/>
          <table:table-cell table:style-name="ce10" table:formula="of:=IF( RAND() &lt; 0.2; IF(RAND() &lt; 0.05; &quot;0&quot;; &quot;X&quot;);&quot;&quot;)" office:value-type="string" office:string-value="X" calcext:value-type="string">
            <text:p>X</text:p>
          </table:table-cell>
          <table:table-cell table:style-name="ce10"/>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6"/>
          <table:table-cell table:number-columns-repeated="1007"/>
        </table:table-row>
        <table:table-row table:style-name="ro1">
          <table:table-cell table:style-name="ce3"/>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number-columns-repeated="2"/>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9" table:formula="of:=IF( RAND() &lt; 0.2; IF(RAND() &lt; 0.05; &quot;0&quot;; &quot;X&quot;);&quot;&quot;)">
            <text:p/>
          </table:table-cell>
          <table:table-cell table:style-name="ce16"/>
          <table:table-cell table:number-columns-repeated="1007"/>
        </table:table-row>
        <table:table-row table:style-name="ro1">
          <table:table-cell table:style-name="ce3"/>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5"/>
          <table:table-cell table:number-columns-repeated="1007"/>
        </table:table-row>
        <table:table-row table:style-name="ro1">
          <table:table-cell table:style-name="ce3"/>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6"/>
          <table:table-cell table:number-columns-repeated="1007"/>
        </table:table-row>
        <table:table-row table:style-name="ro1">
          <table:table-cell table:style-name="ce3"/>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9" table:formula="of:=IF( RAND() &lt; 0.2; IF(RAND() &lt; 0.05; &quot;0&quot;; &quot;X&quot;);&quot;&quot;)">
            <text:p/>
          </table:table-cell>
          <table:table-cell table:style-name="ce16"/>
          <table:table-cell table:number-columns-repeated="1007"/>
        </table:table-row>
        <table:table-row table:style-name="ro1">
          <table:table-cell table:style-name="ce3"/>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6"/>
          <table:table-cell table:number-columns-repeated="1007"/>
        </table:table-row>
        <table:table-row table:style-name="ro1">
          <table:table-cell table:style-name="ce3"/>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6"/>
          <table:table-cell table:number-columns-repeated="1007"/>
        </table:table-row>
        <table:table-row table:style-name="ro1">
          <table:table-cell table:style-name="ce3"/>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9" table:formula="of:=IF( RAND() &lt; 0.2; IF(RAND() &lt; 0.05; &quot;0&quot;; &quot;X&quot;);&quot;&quot;)">
            <text:p/>
          </table:table-cell>
          <table:table-cell table:style-name="ce15"/>
          <table:table-cell table:number-columns-repeated="1007"/>
        </table:table-row>
        <table:table-row table:style-name="ro1">
          <table:table-cell table:style-name="ce3"/>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5"/>
          <table:table-cell table:number-columns-repeated="1007"/>
        </table:table-row>
        <table:table-row table:style-name="ro1">
          <table:table-cell table:style-name="ce3"/>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9" table:formula="of:=IF( RAND() &lt; 0.2; IF(RAND() &lt; 0.05; &quot;0&quot;; &quot;X&quot;);&quot;&quot;)">
            <text:p/>
          </table:table-cell>
          <table:table-cell table:style-name="ce15"/>
          <table:table-cell table:number-columns-repeated="1007"/>
        </table:table-row>
        <table:table-row table:style-name="ro1">
          <table:table-cell table:style-name="ce3"/>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9" table:formula="of:=IF( RAND() &lt; 0.2; IF(RAND() &lt; 0.05; &quot;0&quot;; &quot;X&quot;);&quot;&quot;)">
            <text:p/>
          </table:table-cell>
          <table:table-cell table:style-name="ce15"/>
          <table:table-cell table:number-columns-repeated="1007"/>
        </table:table-row>
        <table:table-row table:style-name="ro1">
          <table:table-cell table:style-name="ce3"/>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9" table:formula="of:=IF( RAND() &lt; 0.2; IF(RAND() &lt; 0.05; &quot;0&quot;; &quot;X&quot;);&quot;&quot;)">
            <text:p/>
          </table:table-cell>
          <table:table-cell table:style-name="ce15"/>
          <table:table-cell table:number-columns-repeated="1007"/>
        </table:table-row>
        <table:table-row table:style-name="ro1">
          <table:table-cell table:style-name="ce3"/>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9" table:formula="of:=IF( RAND() &lt; 0.2; IF(RAND() &lt; 0.05; &quot;0&quot;; &quot;X&quot;);&quot;&quot;)">
            <text:p/>
          </table:table-cell>
          <table:table-cell table:style-name="ce16"/>
          <table:table-cell table:number-columns-repeated="1007"/>
        </table:table-row>
        <table:table-row table:style-name="ro1">
          <table:table-cell table:style-name="ce3"/>
          <table:table-cell table:style-name="ce9" table:formula="of:=IF( RAND() &lt; 0.2; IF(RAND() &lt; 0.05; &quot;0&quot;; &quot;X&quot;);&quot;&quot;)">
            <text:p/>
          </table:table-cell>
          <table:table-cell table:style-name="ce10" table:formula="of:=IF( RAND() &lt; 0.2; IF(RAND() &lt; 0.05; &quot;0&quot;; &quot;X&quot;);&quot;&quot;)">
            <text:p/>
          </table:table-cell>
          <table:table-cell table:style-name="ce9"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office:value-type="string" office:string-value="X" calcext:value-type="string">
            <text:p>X</text:p>
          </table:table-cell>
          <table:table-cell table:style-name="ce10" table:formula="of:=IF( RAND() &lt; 0.2; IF(RAND() &lt; 0.05; &quot;0&quot;; &quot;X&quot;);&quot;&quot;)">
            <text:p/>
          </table:table-cell>
          <table:table-cell table:style-name="ce10" table:formula="of:=IF( RAND() &lt; 0.2; IF(RAND() &lt; 0.05; &quot;0&quot;; &quot;X&quot;);&quot;&quot;)">
            <text:p/>
          </table:table-cell>
          <table:table-cell table:style-name="ce16"/>
          <table:table-cell table:style-name="ce11"/>
          <table:table-cell table:number-columns-repeated="1006"/>
        </table:table-row>
        <table:table-row table:style-name="ro1" table:number-rows-repeated="82">
          <table:table-cell table:number-columns-repeated="1024"/>
        </table:table-row>
        <table:table-row table:style-name="ro1">
          <table:table-cell table:style-name="ce6" table:formula="of:=IF( RAND() &lt; 0.2; IF(RAND() &lt; 0.05; &quot;0&quot;; &quot;X&quot;);&quot;&quot;)">
            <text:p/>
          </table:table-cell>
          <table:table-cell table:number-columns-repeated="1023"/>
        </table:table-row>
        <table:table-row table:style-name="ro1" table:number-rows-repeated="1048475">
          <table:table-cell table:number-columns-repeated="1024"/>
        </table:table-row>
        <table:table-row table:style-name="ro1">
          <table:table-cell table:number-columns-repeated="1024"/>
        </table:table-row>
        <calcext:conditional-formats>
          <calcext:conditional-format calcext:target-range-address="Chase.B3:Chase.P17">
            <calcext:condition calcext:apply-style-name="ChaseCells_Blocks" calcext:value="=&quot;X&quot;" calcext:base-cell-address="Chase.B3"/>
            <calcext:condition calcext:apply-style-name="ChaseCells_Chasers" calcext:value="=&quot;O&quot;" calcext:base-cell-address="Chase.B3"/>
            <calcext:condition calcext:apply-style-name="ChaseCells_Player" calcext:value="=&quot;P&quot;" calcext:base-cell-address="Chase.B3"/>
            <calcext:condition calcext:apply-style-name="ChaseCells_Free" calcext:value="=&quot;&quot;" calcext:base-cell-address="Chase.B3"/>
          </calcext:conditional-format>
          <calcext:conditional-format calcext:target-range-address="Chase.Q3:Chase.Q17">
            <calcext:condition calcext:apply-style-name="ChaseCells_Player" calcext:value="=&quot;P&quot;" calcext:base-cell-address="Chase.Q3"/>
            <calcext:condition calcext:apply-style-name="Default" calcext:value="=&quot;&quot;" calcext:base-cell-address="Chase.Q3"/>
          </calcext:conditional-format>
        </calcext:conditional-formats>
      </table:table>
      <table:table table:name="ChaserGrid" table:style-name="ta1">
        <table:table-column table:style-name="co2" table:number-columns-repeated="1024" table:default-cell-style-name="ce13"/>
        <table:table-row table:style-name="ro2">
          <table:table-cell table:style-name="ce19" office:value-type="string" calcext:value-type="string" table:number-columns-spanned="6" table:number-rows-spanned="1">
            <text:p>pc&lt;cc and pr&lt;cr</text:p>
          </table:table-cell>
          <table:covered-table-cell table:number-columns-repeated="5" table:style-name="ce19"/>
          <table:table-cell table:style-name="ce19" office:value-type="string" calcext:value-type="string" table:number-columns-spanned="6" table:number-rows-spanned="1">
            <text:p>pc&lt;cc and pr&lt;cr</text:p>
          </table:table-cell>
          <table:covered-table-cell table:number-columns-repeated="5" table:style-name="ce19"/>
          <table:table-cell table:style-name="ce19" office:value-type="string" calcext:value-type="string" table:number-columns-spanned="6" table:number-rows-spanned="1">
            <text:p>pc=cc and pr&lt;cr</text:p>
          </table:table-cell>
          <table:covered-table-cell table:number-columns-repeated="5" table:style-name="ce19"/>
          <table:table-cell table:style-name="ce19" office:value-type="string" calcext:value-type="string" table:number-columns-spanned="6" table:number-rows-spanned="1">
            <text:p>pc&gt;cc and pr&lt;cr</text:p>
          </table:table-cell>
          <table:covered-table-cell table:number-columns-repeated="5" table:style-name="ce19"/>
          <table:table-cell table:style-name="ce19"/>
          <table:table-cell table:style-name="ce19" office:value-type="string" calcext:value-type="string" table:number-columns-spanned="6" table:number-rows-spanned="1">
            <text:p>pc&gt;cc and pr&lt;cr</text:p>
          </table:table-cell>
          <table:covered-table-cell table:number-columns-repeated="5" table:style-name="ce19"/>
          <table:table-cell table:style-name="ce19" table:number-columns-repeated="993"/>
        </table:table-row>
        <table:table-row table:style-name="ro3">
          <table:table-cell office:value-type="string" calcext:value-type="string">
            <text:p>P</text:p>
          </table:table-cell>
          <table:table-cell table:number-columns-repeated="6"/>
          <table:table-cell office:value-type="string" calcext:value-type="string">
            <text:p>P</text:p>
          </table:table-cell>
          <table:table-cell table:number-columns-repeated="6"/>
          <table:table-cell office:value-type="string" calcext:value-type="string">
            <text:p>P</text:p>
          </table:table-cell>
          <table:table-cell table:number-columns-repeated="6"/>
          <table:table-cell office:value-type="string" calcext:value-type="string">
            <text:p>P</text:p>
          </table:table-cell>
          <table:table-cell table:number-columns-repeated="6"/>
          <table:table-cell office:value-type="string" calcext:value-type="string">
            <text:p>P</text:p>
          </table:table-cell>
          <table:table-cell table:number-columns-repeated="995"/>
        </table:table-row>
        <table:table-row table:style-name="ro3">
          <table:table-cell table:number-columns-repeated="1024"/>
        </table:table-row>
        <table:table-row table:style-name="ro3">
          <table:table-cell table:number-columns-repeated="2"/>
          <table:table-cell office:value-type="string" calcext:value-type="string">
            <text:p>C</text:p>
          </table:table-cell>
          <table:table-cell table:number-columns-repeated="5"/>
          <table:table-cell office:value-type="string" calcext:value-type="string">
            <text:p>C</text:p>
          </table:table-cell>
          <table:table-cell table:number-columns-repeated="5"/>
          <table:table-cell office:value-type="string" calcext:value-type="string">
            <text:p>C</text:p>
          </table:table-cell>
          <table:table-cell table:number-columns-repeated="5"/>
          <table:table-cell office:value-type="string" calcext:value-type="string">
            <text:p>C</text:p>
          </table:table-cell>
          <table:table-cell table:number-columns-repeated="5"/>
          <table:table-cell office:value-type="string" calcext:value-type="string">
            <text:p>C</text:p>
          </table:table-cell>
          <table:table-cell table:number-columns-repeated="997"/>
        </table:table-row>
        <table:table-row table:style-name="ro3">
          <table:table-cell table:number-columns-repeated="1024"/>
        </table:table-row>
        <table:table-row table:style-name="ro4">
          <table:table-cell table:style-name="ce19" office:value-type="string" calcext:value-type="string" table:number-columns-spanned="6" table:number-rows-spanned="1">
            <text:p>pc&lt;cc and pr&lt;cr</text:p>
          </table:table-cell>
          <table:covered-table-cell table:number-columns-repeated="5" table:style-name="ce19"/>
          <table:table-cell table:style-name="ce19" office:value-type="string" calcext:value-type="string" table:number-columns-spanned="6" table:number-rows-spanned="1">
            <text:p>pc&lt;cc and pr&lt;cr</text:p>
          </table:table-cell>
          <table:covered-table-cell table:number-columns-repeated="5" table:style-name="ce19"/>
          <table:table-cell table:style-name="ce19" office:value-type="string" calcext:value-type="string" table:number-columns-spanned="6" table:number-rows-spanned="1">
            <text:p>pc&lt;cc and pr=cr</text:p>
          </table:table-cell>
          <table:covered-table-cell table:number-columns-repeated="5" table:style-name="ce19"/>
          <table:table-cell table:style-name="ce19" office:value-type="string" calcext:value-type="string" table:number-columns-spanned="6" table:number-rows-spanned="1">
            <text:p>pc&lt;cc and pr&gt;cr</text:p>
          </table:table-cell>
          <table:covered-table-cell table:number-columns-repeated="5" table:style-name="ce19"/>
          <table:table-cell table:style-name="ce19"/>
          <table:table-cell table:style-name="ce19" office:value-type="string" calcext:value-type="string" table:number-columns-spanned="6" table:number-rows-spanned="1">
            <text:p>pc&gt;cc and pr&lt;cr</text:p>
          </table:table-cell>
          <table:covered-table-cell table:number-columns-repeated="5" table:style-name="ce19"/>
          <table:table-cell table:style-name="ce19" table:number-columns-repeated="993"/>
        </table:table-row>
        <table:table-row table:style-name="ro3">
          <table:table-cell office:value-type="string" calcext:value-type="string">
            <text:p>P</text:p>
          </table:table-cell>
          <table:table-cell table:number-columns-repeated="1023"/>
        </table:table-row>
        <table:table-row table:style-name="ro3">
          <table:table-cell table:number-columns-repeated="6"/>
          <table:table-cell office:value-type="string" calcext:value-type="string">
            <text:p>P</text:p>
          </table:table-cell>
          <table:table-cell table:number-columns-repeated="1017"/>
        </table:table-row>
        <table:table-row table:style-name="ro3">
          <table:table-cell table:number-columns-repeated="2"/>
          <table:table-cell office:value-type="string" calcext:value-type="string">
            <text:p>C</text:p>
          </table:table-cell>
          <table:table-cell table:number-columns-repeated="5"/>
          <table:table-cell office:value-type="string" calcext:value-type="string">
            <text:p>C</text:p>
          </table:table-cell>
          <table:table-cell table:number-columns-repeated="3"/>
          <table:table-cell office:value-type="string" calcext:value-type="string">
            <text:p>P</text:p>
          </table:table-cell>
          <table:table-cell/>
          <table:table-cell office:value-type="string" calcext:value-type="string">
            <text:p>C</text:p>
          </table:table-cell>
          <table:table-cell table:number-columns-repeated="5"/>
          <table:table-cell office:value-type="string" calcext:value-type="string">
            <text:p>C</text:p>
          </table:table-cell>
          <table:table-cell table:number-columns-repeated="5"/>
          <table:table-cell office:value-type="string" calcext:value-type="string">
            <text:p>C</text:p>
          </table:table-cell>
          <table:table-cell table:number-columns-repeated="997"/>
        </table:table-row>
        <table:table-row table:style-name="ro3">
          <table:table-cell table:number-columns-repeated="18"/>
          <table:table-cell office:value-type="string" calcext:value-type="string">
            <text:p>P</text:p>
          </table:table-cell>
          <table:table-cell table:number-columns-repeated="1005"/>
        </table:table-row>
        <table:table-row table:style-name="ro3">
          <table:table-cell table:number-columns-repeated="24"/>
          <table:table-cell office:value-type="string" calcext:value-type="string">
            <text:p>P</text:p>
          </table:table-cell>
          <table:table-cell table:number-columns-repeated="999"/>
        </table:table-row>
        <table:table-row table:style-name="ro3" table:number-rows-repeated="1048564">
          <table:table-cell table:number-columns-repeated="1024"/>
        </table:table-row>
        <table:table-row table:style-name="ro3">
          <table:table-cell table:number-columns-repeated="1024"/>
        </table:table-row>
      </table:table>
      <table:named-expressions>
        <table:named-range table:name="FormulaCell" table:base-cell-address="$Chase.$A$100" table:cell-range-address="$Chase.$A$100"/>
        <table:named-range table:name="GameArea" table:base-cell-address="$Chase.$B$2" table:cell-range-address="$Chase.$B$3:.$P$17"/>
        <table:named-range table:name="SafeZone" table:base-cell-address="$Chase.$Q$3" table:cell-range-address="$Chase.$Q$3:.$Q$17"/>
        <table:named-range table:name="StartArea" table:base-cell-address="$Chase.$A$3" table:cell-range-address="$Chase.$A$3:.$A$1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haseCells_5f_Blocks" style:display-name="ChaseCells_Blocks" style:family="table-cell" style:parent-style-name="Default" style:data-style-name="N0">
      <style:table-cell-properties fo:background-color="#000000"/>
    </style:style>
    <style:style style:name="ChaseCells_5f_Free" style:display-name="ChaseCells_Free" style:family="table-cell" style:parent-style-name="Default">
      <style:table-cell-properties fo:background-color="#00cc00" style:text-align-source="fix" style:repeat-content="false" fo:border="2.24pt solid #ff0000" style:vertical-align="middle"/>
      <style:paragraph-properties fo:text-align="center" fo:margin-left="0mm"/>
      <style:text-properties fo:font-size="40pt" style:font-size-asian="40pt" style:font-size-complex="40pt"/>
    </style:style>
    <style:style style:name="ChaseCells_5f_Chasers" style:display-name="ChaseCells_Chasers" style:family="table-cell" style:parent-style-name="Default">
      <style:table-cell-properties fo:background-color="#0000ff"/>
    </style:style>
    <style:style style:name="ChaseCells_5f_Player" style:display-name="ChaseCells_Player" style:family="table-cell" style:parent-style-name="Default">
      <style:table-cell-properties fo:background-color="#ff3333" style:cell-protect="protected" style:print-content="true" style:text-align-source="fix" style:repeat-content="false" style:vertical-align="middle"/>
      <style:paragraph-properties fo:text-align="center"/>
      <style:text-properties fo:color="#ffffff" fo:font-size="32pt" style:font-size-asian="32pt" style:font-size-complex="32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2">00/00/0000</text:date>, <text:time style:data-style-name="N2" text:time-value="17:22:51.1033710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4T06:55:14.703504290</meta:creation-date>
    <dc:date>2020-09-22T12:05:19.395915634</dc:date>
    <meta:editing-duration>P4DT14H42M35S</meta:editing-duration>
    <meta:editing-cycles>205</meta:editing-cycles>
    <meta:generator>LibreOffice/6.0.7.3$Linux_X86_64 LibreOffice_project/00m0$Build-3</meta:generator>
    <dc:subject>escape the chasers</dc:subject>
    <dc:title>Chase</dc:title>
    <meta:document-statistic meta:table-count="2" meta:cell-count="252" meta:object-count="0"/>
    <meta:user-defined meta:name="Author">Chris Noble</meta:user-defined>
    <meta:user-defined meta:name="Date completed">15-Sep-2020</meta:user-defined>
    <meta:user-defined meta:name="E-Mail">Info@DockLeafTechnology.Co.UK</meta:user-defined>
    <meta:user-defined meta:name="Editor">Chris Noble</meta:user-defined>
    <meta:user-defined meta:name="Publisher" meta:value-type="string">DockLeaf Technology</meta:user-defined>
    <meta:user-defined meta:name="URL" meta:value-type="string">DockLeafTechnology.Co.UK</meta:user-defined>
  </office:meta>
</office:document-meta>
</file>

<file path=Basic/Standard/Chase.xml><?xml version="1.0" encoding="utf-8"?>
<!DOCTYPE module  PUBLIC '-//OpenOffice.org//DTD OfficeDocument 1.0//EN'  'module.dtd'>
<script:module xmlns:script="http://openoffice.org/2000/script" script:name="Chase" script:language="StarBasic" script:moduleType="normal">REM  *****  BASIC  *****
Option Explicit

Global my_doc As Object
Global my_sheets As Object
Global strCommandURL1 As String
Global strCommandURL2 As String
Global strCommandURL3 As String

Global strOriginalCommandURL1 As String
Global strOriginalCommandURL2 As String
Global strOriginalCommandURL3 As String

Global GameStarted As Boolean
Global PlayerPosition As Object

Global GameCellFormula As String

Global chaserPositions(0,0) As Integer
Global chaserOptions(8,5) As Integer

REM execute this on open
REM ====================
Sub OnOpen
Dim my_properties As Object
Dim my_userproperties As Object
Dim intVal As Integer

my_doc = ThisComponent
my_sheets = my_doc.Sheets
my_properties = my_doc.DocumentProperties
my_userproperties = my_properties.UserDefinedProperties

MsgBox(my_properties.Title &amp; ", " &amp; my_properties.Subject, MB_OK, "Title")
MsgBox("Published by " &amp; my_userproperties.[Publisher] &amp; ", written by " &amp; my_userproperties.[Author] &amp; CHR$(10) &amp; CHR$(10) &amp; _
	"EMAIL: " &amp; my_userproperties.[E-Mail] &amp; CHR$(10) &amp; _
	"WEB: " &amp; my_userproperties.[URL] &amp; CHR$(10) &amp; _
 	CHR$(169) &amp; " " &amp; my_userproperties.[Date completed], MB_OK, "Copyright")

GameStarted = False
GameCellFormula = my_sheets(0).getCellRangeByName("FormulaCell").getFormula

' Chaser and Player position matrix
' ----------
' |P1|P2|P3|
' ----------
' |P8|Cr|P4|
' ----------
' |P7|P6|P5|
' ---------

' chaserOptions stores (column, row) increments for each move option
For intVal = 0 To 8
	Select Case intVal
	Case 0 'P=Cr (CAUGHT)
		chaserOptions(intVal, 0) = 0
		chaserOptions(intVal, 1) = 0
		chaserOptions(intVal, 2) = 0
		chaserOptions(intVal, 3) = 0
		chaserOptions(intVal, 4) = 0
		chaserOptions(intVal, 5) = 0
		
	Case 1 'P8
		chaserOptions(intVal, 0) = -1
		chaserOptions(intVal, 1) = 0
		chaserOptions(intVal, 2) = 0
		chaserOptions(intVal, 3) = 0
		chaserOptions(intVal, 4) = -1
		chaserOptions(intVal, 5) = -1
	
	Case 2 'P4
		chaserOptions(intVal, 0) = 1
		chaserOptions(intVal, 1) = 0
		chaserOptions(intVal, 2) = 1
		chaserOptions(intVal, 3) = 1
		chaserOptions(intVal, 4) = 1
		chaserOptions(intVal, 5) = -1
	
	Case 3 'P2
		chaserOptions(intVal, 0) = 0
		chaserOptions(intVal, 1) = -1
		chaserOptions(intVal, 2) = 1
		chaserOptions(intVal, 3) = -1
		chaserOptions(intVal, 4) = 1
		chaserOptions(intVal, 5) = 0
	
	Case 4 'P1
		chaserOptions(intVal, 0) = -1
		chaserOptions(intVal, 1) = -1
		chaserOptions(intVal, 2) = 0
		chaserOptions(intVal, 3) = -1
		chaserOptions(intVal, 4) = -1
		chaserOptions(intVal, 5) = 0
	
	Case 5 'P3
		chaserOptions(intVal, 0) = 1
		chaserOptions(intVal, 1) = -1
		chaserOptions(intVal, 2) = 1
		chaserOptions(intVal, 3) = 0
		chaserOptions(intVal, 4) = -1
		chaserOptions(intVal, 5) = 0
		
	Case 6 'P6
		chaserOptions(intVal, 0) = 0
		chaserOptions(intVal, 1) = 1
		chaserOptions(intVal, 2) = 1
		chaserOptions(intVal, 3) = 1
		chaserOptions(intVal, 4) = -1
		chaserOptions(intVal, 5) = 1
	
	Case 7 'P7
		chaserOptions(intVal, 0) = -1
		chaserOptions(intVal, 1) = 1
		chaserOptions(intVal, 2) = 0
		chaserOptions(intVal, 3) = 1
		chaserOptions(intVal, 4) = -1
		chaserOptions(intVal, 5) = 0
	
	Case 8 'P5
		chaserOptions(intVal, 0) = 1
		chaserOptions(intVal, 1) = 1
		chaserOptions(intVal, 2) = 1
		chaserOptions(intVal, 3) = 0
		chaserOptions(intVal, 4) = 0
		chaserOptions(intVal, 5) = 1
	
	End Select
Next intVal

REM Set the hot keys
setHotKeys

showKeys

startGame

End Sub

Sub startGame

Dim sRange As Object

sRange = my_sheets(0).getCellRangeByName("StartArea")
my_sheets(0).UnProtect("")
sRange.clearContents(4)
sRange = my_sheets(0).getCellRangeByName("SafeZone")
sRange.clearContents(4)
sRange = my_sheets(0).getCellRangeByName("GameArea")
setRangeFormula(sRange)
my_sheets(0).Protect("")

GameStarted = False

my_doc.calculateAll
MsgBox("Now set your starting point", MB_OK, "Set Starting Point")

PlayerPosition = my_sheets(0).GetCellByPosition(0,0)

setChaserPositions

End Sub

Sub setChaserPositions

Dim gRange As Object
Dim rRow As Integer
Dim rColumn As Integer
Dim gCell As Object
Dim intVal As Integer

gRange = my_sheets(0).getCellRangeByName("GameArea")

intVal = 0
For rRow= gRange.RangeAddress.StartRow To gRange.RangeAddress.EndRow
	For rColumn = gRange.RangeAddress.StartColumn To gRange.RangeAddress.EndColumn
		gCell = my_sheets(0).getCellByPosition(rColumn, rRow)
		If gCell.String = "0" Then
			ReDim Preserve chaserPositions(intVal,1)
			chaserPositions(intVal, 0) = rColumn
			chaserPositions(intVal, 1) = rRow
			intVal = intVal + 1
		EndIf
	Next rColumn
Next rRow

End Sub

Sub moveChasers

Dim intVal As Integer
Dim cArray(1) As Integer

For intVal = LBound(chaserPositions) To UBound(chaserPositions)
	cArray = moveChaser(chaserPositions(intVal, 0), chaserPositions(intVal, 1))
	chaserPositions(intVal, 0) = cArray(0)
	chaserPositions(intVal, 1) = cArray(1)
Next intVal

End Sub


Function moveChaser(chaserCellColumn, chaserCellRow) As Variant
' Need to work-out the move chasers algorithm properly.

Dim PlayerCellRow As Integer
Dim PlayerCellColumn As Integer
Dim newChaserCellRow As Integer
Dim newChaserCellColumn As Integer
Dim chaserMoved As Boolean
Dim cArray(1) As Integer
Dim optionCase As Integer
Dim intVal As Integer
Dim tmpString As String

PlayerCellRow = PlayerPosition.CellAddress.Row
PlayerCellColumn = PlayerPosition.CellAddress.Column


Select Case (PlayerCellRow - chaserCellRow)
Case 0 ' chaser and player in same row
	Select Case (PlayerCellColumn - chaserCellColumn)
	Case 0 ' chaser and player in same column - CAUGHT
		optionCase = 0
	Case &lt;0 ' chaser in front of player (P8)
		optionCase = 1
	Case &gt;0 ' chaser behind player (P4)
		optionCase = 2
	End Select
Case &gt;0 ' chaser up from player
	Select Case (PlayerCellColumn - chaserCellColumn)
	Case 0 ' chaser and player in same column (P6)
		optionCase = 6
	Case &lt;0 ' chaser in front of player (P7)
		optionCase = 7
	Case &gt;0 ' chaser behind player (P5)
		optionCase = 8
	End Select
Case &lt;0 ' chaser down from player
	Select Case (PlayerCellColumn - chaserCellColumn)
	Case 0 ' chaser and player in same column (P2)
		optionCase = 3
	Case &lt;0 ' chaser in front of player (P1)
		optionCase = 4
	Case &gt;0 ' chaser behind player (P3)
		optionCase = 5
	End Select
End Select

chaserMoved = False
cArray(0) = chaserCellColumn
cArray(1) = chaserCellRow

For intVal = 0 to 2
	newChaserCellColumn = chaserCellColumn + chaserOptions(optionCase, intVal)
	newChaserCellRow = chaserCellRow + chaserOptions(optionCase, intVal + 1)
	tmpString = my_sheets(0).GetCellByPosition(newChaserCellColumn, newChaserCellRow).String
'	MsgBox("In move to cell: '" &amp; tmpString &amp; "'")
	Select Case tmpString
	Case "P"
		my_sheets(0).UnProtect("")
		my_sheets(0).GetCellByPosition(ChaserCellColumn, ChaserCellRow).String = ""
		my_sheets(0).GetCellByPosition(newChaserCellColumn, newChaserCellRow).String = "$"
		my_sheets(0).Protect("")
		chaserMoved = True
		cArray(0) = newChaserCellColumn
		cArray(1) = newChaserCellRow
		MsgBox("You've been caught!", MB_OK, "Game Over")
		Exit For
		
	Case "X"
	
	Case "0"
	
	Case ""
		if newChaserCellColumn &lt;= 15 And newChaserCellColumn &gt;= 1 And newChaserCellRow &lt;= 16 And newChaserCellRow &gt;= 2 Then
			my_sheets(0).UnProtect("")
			my_sheets(0).GetCellByPosition(ChaserCellColumn, ChaserCellRow).String = ""
			my_sheets(0).GetCellByPosition(newChaserCellColumn, newChaserCellRow).String = "0"
			my_sheets(0).Protect("")
			chaserMoved = True
			cArray(0) = newChaserCellColumn
			cArray(1) = newChaserCellRow
			Exit For
		EndIf
	End Select
Next intVal

'Do While Not chaserMoved
'	Select Case (my_sheets(0).GetCellByPosition(newChaserCellColumn, newChaserCellRow).String)
'	Case "X"
'		'newChaserCellRow = newChaserCellRow + 1
'		newChaserCellColumn = newChaserCellColumn + 1
'	Case "0"
'		'newChaserCellRow = newChaserCellRow + 1
'		newChaserCellColumn = newChaserCellColumn + 1
'	Case Else
'		my_sheets(0).UnProtect("")
'		my_sheets(0).GetCellByPosition(ChaserCellColumn, ChaserCellRow).String = ""
'		my_sheets(0).GetCellByPosition(newChaserCellColumn, newChaserCellRow).String = "0"
'		my_sheets(0).Protect("")
'		chaserMoved = True
'		cArray(0) = newChaserCellColumn
'		cArray(1) = newChaserCellRow
'	End Select
'Loop

moveChaser = cArray ' Return new chaser position

End Function

Sub movePlayer(oEvent)
REM Double-click event in sheet


Dim sCell As Object

if oEvent.supportsService("com.sun.star.sheet.SheetCell") then
	' MsgBox("Cell row = " &amp; oEvent.CellAddress.Row)
	if (oEvent.CellAddress.Column &gt;= 1) And (oEvent.CellAddress.Row &gt;= 2) _
		And (oEvent.CellAddress.Column &lt;= 16) And (oEvent.CellAddress.Row &lt;= 16) Then
		'MsgBox("Cell row = " &amp; oEvent.CellAddress.Row &amp; ", Cell column = " &amp; oEvent.CellAddress.Column)
		If canMove(oEvent) Then
			'MsgBox("Able to move here", MB_OK, "Can Move?")
			my_sheets(0).UnProtect("")
			PlayerPosition.clearContents("4")
			If PlayerPosition.CellAddress.Column &gt;= 1 Then
				PlayerPosition.setFormula(GameCellFormula)
			EndIf
			oEvent.setString("P")
			my_sheets(0).Protect("")
			PlayerPosition = oEvent
			If PlayerPosition.CellAddress.Column = 16 Then
				MsgBox("By 'eck, you've done it!", MB_OK, "Game Over")
			EndIf
			moveChasers
		Else
			MsgBox("Not able to move here", MB_OK, "Can Move?")
		EndIf
		'counterString = oEvent.getString()
		'counterColour = oEvent.CharColor()
	ElseIf GameStarted = False And (oEvent.CellAddress.Column = 0) And (oEvent.CellAddress.Row &gt;= 2) _
		And (oEvent.CellAddress.Row &lt;= 16) Then
		sCell = oEvent
		my_sheets(0).UnProtect("")
		sCell.setString("P")
		my_sheets(0).Protect("")
		PlayerPosition = sCell
		GameStarted = True
	End If
end if

End Sub

Sub setRangeFormula(rangeName)

Dim rRow As Integer
Dim rColumn As Integer

For rRow= rangeName.RangeAddress.StartRow To rangeName.RangeAddress.EndRow
	For rColumn = rangeName.RangeAddress.StartColumn To rangeName.RangeAddress.EndColumn
		my_sheets(0).getCellByPosition(rColumn, rRow).setFormula(GameCellFormula)
	Next rColumn
Next rRow

End Sub


Function canMove(mCell) As Boolean

Dim mCellColumn As Integer
Dim mCellRow As Integer
Dim pCellColumn As Integer
Dim pCellRow As Integer

pCellRow = PlayerPosition.CellAddress.Row
pCellColumn = PlayerPosition.CellAddress.Column
mCellRow = mCell.CellAddress.Row
mCellColumn = mCell.CellAddress.Column

If mCell.getString() = "" Then
	If (Abs(pCellRow - mCellRow) = 1) Then
		If (Abs(pCellColumn - mCellColumn) &lt;= 1) Then
			canMove = True
		Else
			canMove = False
		EndIf
	ElseIf (Abs(pCellColumn - mCellColumn) = 1) Then
		If (Abs(pCellRow - mCellRow) &lt;= 1) Then
			canMove = True
		Else
			canMove = False
		EndIf	
	EndIf
Else
	canMove = False
EndIf

End Function


Sub showKeys
	MsgBox("Ctrl-S = start new game" &amp; CHR$(10) &amp; _
			"Ctrl-K = show hot keys" &amp; CHR$(10) &amp; _
			"Double-click = move to or set your position", MB_OK, "Hot Keys")
End Sub


REM *********************
REM * Hot keys settings *
REM *********************

REM *************
REM * Functions *
REM *************
Function getOriginalCommandShortcut(oKeyEvent) As String

Dim oShortCutManager As Object

oShortCutManager = getShortCutManager()

On Error Resume Next
getOriginalCommandShortcut = oShortCutManager.getCommandByKeyEvent(oKeyEvent)

End Function


Function CreateKeyEvent( iModifiers as Integer, iKeyCode as Integer ) As com.sun.star.awt.KeyEvent

REM Construct and return a KeyEvent structure.

Dim aKeyEvent As New com.sun.star.awt.KeyEvent

aKeyEvent.Modifiers = iModifiers
aKeyEvent.KeyCode = iKeyCode
CreateKeyEvent = aKeyEvent
    
End Function

Sub setHotKeys
Dim oKeyEvent

strCommandURL1 = "vnd.sun.star.script:Standard.Chase.StartGame?language=Basic&amp;location=document"
strCommandURL2 = "vnd.sun.star.script:Standard.Chase.showKeys?language=Basic&amp;location=document"
   
oKeyEvent = CreateKeyEvent( 2, com.sun.star.awt.Key.S )     REM Ctrl-S
strOriginalCommandURL1 = getOriginalCommandShortcut(oKeyEvent)
SetCommandShortcut(oKeyEvent, strCommandURL1)
    
oKeyEvent = CreateKeyEvent( 2, com.sun.star.awt.Key.K )     REM Ctrl-K
strOriginalCommandURL3 = getOriginalCommandShortcut(oKeyEvent)
SetCommandShortcut(oKeyEvent, strCommandURL2)

End Sub


Sub restoreOriginalHotKeys
Dim oKeyEvent
 
REM Clear our hotkeys
clearHotKeys
  
On Error Resume Next

oKeyEvent = CreateKeyEvent( 2, com.sun.star.awt.Key.S )     REM Ctrl-S
SetCommandShortcut(oKeyEvent, strOriginalCommandURL1)
    
oKeyEvent = CreateKeyEvent( 2, com.sun.star.awt.Key.K )     REM Ctrl-K
SetCommandShortcut(oKeyEvent, strOriginalCommandURL2)

End Sub


Sub clearHotKeys

Dim oKeyEvent

RemoveCommandShortcut(strCommandURL1)
RemoveCommandShortcut(strCommandURL2)

End Sub


Function getShortCutManager()

REM Return the ShortCutManager for the current Office Module.

Dim oModuleManager As Object, oModuleIdent
Dim oModuleConfigManager As Object, oModuleConfigManagerSupplier As Object

oModuleManager = createUnoService( "com.sun.star.frame.ModuleManager" )
oModuleIdent = oModuleManager.identify( ThisComponent )
oModuleConfigManagerSupplier = createUnoService( "com.sun.star.ui.ModuleUIConfigurationManagerSupplier" )
oModuleConfigManager = oModuleConfigManagerSupplier.getUIConfigurationManager( oModuleIdent )
getShortCutManager = oModuleConfigManager.getShortCutManager()
    
End Function

Sub SetCommandShortcut( oKeyEvent, strCommandURL as String )

Dim oShortCutManager As Object

oShortCutManager = getShortCutManager()
oShortCutManager.setKeyEvent( oKeyEvent, strCommandURL )
oShortCutManager.store()

End Sub


Sub RemoveCommandShortcut( strCommandURL as String )

REM Removes all the Keyboard Shortcut(s) associated with the specified Command.

Dim oShortCutManager As Object

oShortCutManager = getShortCutManager()

oShortCutManager.removeCommandFromAllKeyEvents( strCommandURL ) 
oShortCutManager.stor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has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